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2" table:default-cell-style-name="ce13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2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2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2] + [.#REF!2] + [.#REF!2] + [.L2]" office:value-type="string" office:string-value="" calcext:value-type="error">
            <text:p>#VALUE!</text:p>
          </table:table-cell>
          <table:table-cell table:style-name="ce15" table:formula="of:=IF([.N2]&gt;=0.9875;&quot;A+&quot;;  IF([.N2]&gt;=0.94; &quot;A&quot;; IF([.N2]&gt;=0.9; &quot;A-&quot;; IF([.N2]&gt;=0.87; &quot;B+&quot;; IF([.N2]&gt;=0.84;&quot;B&quot;; IF([.N2]&gt;=0.8; &quot;B-&quot;; IF([.N2]&gt;=0.77; &quot;C+&quot;; IF([.N2]&gt;=0.74;&quot;C&quot;; IF([.N2]&gt;=0.7; &quot;C-&quot;; IF([.N2]&gt;=0.67; &quot;D+&quot;; IF([.N2]&gt;=0.64;&quot;D&quot;; IF([.N2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2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3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3] + [.#REF!3] + [.#REF!3] + [.L3]" office:value-type="string" office:string-value="" calcext:value-type="error">
            <text:p>#VALUE!</text:p>
          </table:table-cell>
          <table:table-cell table:style-name="ce15" table:formula="of:=IF([.N3]&gt;=0.9875;&quot;A+&quot;;  IF([.N3]&gt;=0.94; &quot;A&quot;; IF([.N3]&gt;=0.9; &quot;A-&quot;; IF([.N3]&gt;=0.87; &quot;B+&quot;; IF([.N3]&gt;=0.84;&quot;B&quot;; IF([.N3]&gt;=0.8; &quot;B-&quot;; IF([.N3]&gt;=0.77; &quot;C+&quot;; IF([.N3]&gt;=0.74;&quot;C&quot;; IF([.N3]&gt;=0.7; &quot;C-&quot;; IF([.N3]&gt;=0.67; &quot;D+&quot;; IF([.N3]&gt;=0.64;&quot;D&quot;; IF([.N3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3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4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4] + [.#REF!4] + [.#REF!4] + [.L4]" office:value-type="string" office:string-value="" calcext:value-type="error">
            <text:p>#VALUE!</text:p>
          </table:table-cell>
          <table:table-cell table:style-name="ce15" table:formula="of:=IF([.N4]&gt;=0.9875;&quot;A+&quot;;  IF([.N4]&gt;=0.94; &quot;A&quot;; IF([.N4]&gt;=0.9; &quot;A-&quot;; IF([.N4]&gt;=0.87; &quot;B+&quot;; IF([.N4]&gt;=0.84;&quot;B&quot;; IF([.N4]&gt;=0.8; &quot;B-&quot;; IF([.N4]&gt;=0.77; &quot;C+&quot;; IF([.N4]&gt;=0.74;&quot;C&quot;; IF([.N4]&gt;=0.7; &quot;C-&quot;; IF([.N4]&gt;=0.67; &quot;D+&quot;; IF([.N4]&gt;=0.64;&quot;D&quot;; IF([.N4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4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5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5] + [.#REF!5] + [.#REF!5] + [.L5]" office:value-type="string" office:string-value="" calcext:value-type="error">
            <text:p>#VALUE!</text:p>
          </table:table-cell>
          <table:table-cell table:style-name="ce15" table:formula="of:=IF([.N5]&gt;=0.9875;&quot;A+&quot;;  IF([.N5]&gt;=0.94; &quot;A&quot;; IF([.N5]&gt;=0.9; &quot;A-&quot;; IF([.N5]&gt;=0.87; &quot;B+&quot;; IF([.N5]&gt;=0.84;&quot;B&quot;; IF([.N5]&gt;=0.8; &quot;B-&quot;; IF([.N5]&gt;=0.77; &quot;C+&quot;; IF([.N5]&gt;=0.74;&quot;C&quot;; IF([.N5]&gt;=0.7; &quot;C-&quot;; IF([.N5]&gt;=0.67; &quot;D+&quot;; IF([.N5]&gt;=0.64;&quot;D&quot;; IF([.N5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5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7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7] + [.#REF!7] + [.#REF!7] + [.L7]" office:value-type="string" office:string-value="" calcext:value-type="error">
            <text:p>#VALUE!</text:p>
          </table:table-cell>
          <table:table-cell table:style-name="ce15" table:formula="of:=IF([.N7]&gt;=0.9875;&quot;A+&quot;;  IF([.N7]&gt;=0.94; &quot;A&quot;; IF([.N7]&gt;=0.9; &quot;A-&quot;; IF([.N7]&gt;=0.87; &quot;B+&quot;; IF([.N7]&gt;=0.84;&quot;B&quot;; IF([.N7]&gt;=0.8; &quot;B-&quot;; IF([.N7]&gt;=0.77; &quot;C+&quot;; IF([.N7]&gt;=0.74;&quot;C&quot;; IF([.N7]&gt;=0.7; &quot;C-&quot;; IF([.N7]&gt;=0.67; &quot;D+&quot;; IF([.N7]&gt;=0.64;&quot;D&quot;; IF([.N7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7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8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8] + [.#REF!8] + [.#REF!8] + [.L8]" office:value-type="string" office:string-value="" calcext:value-type="error">
            <text:p>#VALUE!</text:p>
          </table:table-cell>
          <table:table-cell table:style-name="ce15" table:formula="of:=IF([.N8]&gt;=0.9875;&quot;A+&quot;;  IF([.N8]&gt;=0.94; &quot;A&quot;; IF([.N8]&gt;=0.9; &quot;A-&quot;; IF([.N8]&gt;=0.87; &quot;B+&quot;; IF([.N8]&gt;=0.84;&quot;B&quot;; IF([.N8]&gt;=0.8; &quot;B-&quot;; IF([.N8]&gt;=0.77; &quot;C+&quot;; IF([.N8]&gt;=0.74;&quot;C&quot;; IF([.N8]&gt;=0.7; &quot;C-&quot;; IF([.N8]&gt;=0.67; &quot;D+&quot;; IF([.N8]&gt;=0.64;&quot;D&quot;; IF([.N8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8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9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9] + [.#REF!9] + [.#REF!9] + [.L9]" office:value-type="string" office:string-value="" calcext:value-type="error">
            <text:p>#VALUE!</text:p>
          </table:table-cell>
          <table:table-cell table:style-name="ce15" table:formula="of:=IF([.N9]&gt;=0.9875;&quot;A+&quot;;  IF([.N9]&gt;=0.94; &quot;A&quot;; IF([.N9]&gt;=0.9; &quot;A-&quot;; IF([.N9]&gt;=0.87; &quot;B+&quot;; IF([.N9]&gt;=0.84;&quot;B&quot;; IF([.N9]&gt;=0.8; &quot;B-&quot;; IF([.N9]&gt;=0.77; &quot;C+&quot;; IF([.N9]&gt;=0.74;&quot;C&quot;; IF([.N9]&gt;=0.7; &quot;C-&quot;; IF([.N9]&gt;=0.67; &quot;D+&quot;; IF([.N9]&gt;=0.64;&quot;D&quot;; IF([.N9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9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ody Kinneer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0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0] + [.#REF!10] + [.#REF!10] + [.L10]" office:value-type="string" office:string-value="" calcext:value-type="error">
            <text:p>#VALUE!</text:p>
          </table:table-cell>
          <table:table-cell table:style-name="ce15" table:formula="of:=IF([.N10]&gt;=0.9875;&quot;A+&quot;;  IF([.N10]&gt;=0.94; &quot;A&quot;; IF([.N10]&gt;=0.9; &quot;A-&quot;; IF([.N10]&gt;=0.87; &quot;B+&quot;; IF([.N10]&gt;=0.84;&quot;B&quot;; IF([.N10]&gt;=0.8; &quot;B-&quot;; IF([.N10]&gt;=0.77; &quot;C+&quot;; IF([.N10]&gt;=0.74;&quot;C&quot;; IF([.N10]&gt;=0.7; &quot;C-&quot;; IF([.N10]&gt;=0.67; &quot;D+&quot;; IF([.N10]&gt;=0.64;&quot;D&quot;; IF([.N10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0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1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1] + [.#REF!11] + [.#REF!11] + [.L11]" office:value-type="string" office:string-value="" calcext:value-type="error">
            <text:p>#VALUE!</text:p>
          </table:table-cell>
          <table:table-cell table:style-name="ce15" table:formula="of:=IF([.N11]&gt;=0.9875;&quot;A+&quot;;  IF([.N11]&gt;=0.94; &quot;A&quot;; IF([.N11]&gt;=0.9; &quot;A-&quot;; IF([.N11]&gt;=0.87; &quot;B+&quot;; IF([.N11]&gt;=0.84;&quot;B&quot;; IF([.N11]&gt;=0.8; &quot;B-&quot;; IF([.N11]&gt;=0.77; &quot;C+&quot;; IF([.N11]&gt;=0.74;&quot;C&quot;; IF([.N11]&gt;=0.7; &quot;C-&quot;; IF([.N11]&gt;=0.67; &quot;D+&quot;; IF([.N11]&gt;=0.64;&quot;D&quot;; IF([.N11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1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2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2] + [.#REF!12] + [.#REF!12] + [.L12]" office:value-type="string" office:string-value="" calcext:value-type="error">
            <text:p>#VALUE!</text:p>
          </table:table-cell>
          <table:table-cell table:style-name="ce15" table:formula="of:=IF([.N12]&gt;=0.9875;&quot;A+&quot;;  IF([.N12]&gt;=0.94; &quot;A&quot;; IF([.N12]&gt;=0.9; &quot;A-&quot;; IF([.N12]&gt;=0.87; &quot;B+&quot;; IF([.N12]&gt;=0.84;&quot;B&quot;; IF([.N12]&gt;=0.8; &quot;B-&quot;; IF([.N12]&gt;=0.77; &quot;C+&quot;; IF([.N12]&gt;=0.74;&quot;C&quot;; IF([.N12]&gt;=0.7; &quot;C-&quot;; IF([.N12]&gt;=0.67; &quot;D+&quot;; IF([.N12]&gt;=0.64;&quot;D&quot;; IF([.N12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2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3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3] + [.#REF!13] + [.#REF!13] + [.L13]" office:value-type="string" office:string-value="" calcext:value-type="error">
            <text:p>#VALUE!</text:p>
          </table:table-cell>
          <table:table-cell table:style-name="ce15" table:formula="of:=IF([.N13]&gt;=0.9875;&quot;A+&quot;;  IF([.N13]&gt;=0.94; &quot;A&quot;; IF([.N13]&gt;=0.9; &quot;A-&quot;; IF([.N13]&gt;=0.87; &quot;B+&quot;; IF([.N13]&gt;=0.84;&quot;B&quot;; IF([.N13]&gt;=0.8; &quot;B-&quot;; IF([.N13]&gt;=0.77; &quot;C+&quot;; IF([.N13]&gt;=0.74;&quot;C&quot;; IF([.N13]&gt;=0.7; &quot;C-&quot;; IF([.N13]&gt;=0.67; &quot;D+&quot;; IF([.N13]&gt;=0.64;&quot;D&quot;; IF([.N13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3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4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4] + [.#REF!14] + [.#REF!14] + [.L14]" office:value-type="string" office:string-value="" calcext:value-type="error">
            <text:p>#VALUE!</text:p>
          </table:table-cell>
          <table:table-cell table:style-name="ce15" table:formula="of:=IF([.N14]&gt;=0.9875;&quot;A+&quot;;  IF([.N14]&gt;=0.94; &quot;A&quot;; IF([.N14]&gt;=0.9; &quot;A-&quot;; IF([.N14]&gt;=0.87; &quot;B+&quot;; IF([.N14]&gt;=0.84;&quot;B&quot;; IF([.N14]&gt;=0.8; &quot;B-&quot;; IF([.N14]&gt;=0.77; &quot;C+&quot;; IF([.N14]&gt;=0.74;&quot;C&quot;; IF([.N14]&gt;=0.7; &quot;C-&quot;; IF([.N14]&gt;=0.67; &quot;D+&quot;; IF([.N14]&gt;=0.64;&quot;D&quot;; IF([.N14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4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5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5] + [.#REF!15] + [.#REF!15] + [.L15]" office:value-type="string" office:string-value="" calcext:value-type="error">
            <text:p>#VALUE!</text:p>
          </table:table-cell>
          <table:table-cell table:style-name="ce15" table:formula="of:=IF([.N15]&gt;=0.9875;&quot;A+&quot;;  IF([.N15]&gt;=0.94; &quot;A&quot;; IF([.N15]&gt;=0.9; &quot;A-&quot;; IF([.N15]&gt;=0.87; &quot;B+&quot;; IF([.N15]&gt;=0.84;&quot;B&quot;; IF([.N15]&gt;=0.8; &quot;B-&quot;; IF([.N15]&gt;=0.77; &quot;C+&quot;; IF([.N15]&gt;=0.74;&quot;C&quot;; IF([.N15]&gt;=0.7; &quot;C-&quot;; IF([.N15]&gt;=0.67; &quot;D+&quot;; IF([.N15]&gt;=0.64;&quot;D&quot;; IF([.N15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5]; [.$U$2:.$V$15]; 2; 0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6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6] + [.#REF!16] + [.#REF!16] + [.L16]" office:value-type="string" office:string-value="" calcext:value-type="error">
            <text:p>#VALUE!</text:p>
          </table:table-cell>
          <table:table-cell table:style-name="ce15" table:formula="of:=IF([.N16]&gt;=0.9875;&quot;A+&quot;;  IF([.N16]&gt;=0.94; &quot;A&quot;; IF([.N16]&gt;=0.9; &quot;A-&quot;; IF([.N16]&gt;=0.87; &quot;B+&quot;; IF([.N16]&gt;=0.84;&quot;B&quot;; IF([.N16]&gt;=0.8; &quot;B-&quot;; IF([.N16]&gt;=0.77; &quot;C+&quot;; IF([.N16]&gt;=0.74;&quot;C&quot;; IF([.N16]&gt;=0.7; &quot;C-&quot;; IF([.N16]&gt;=0.67; &quot;D+&quot;; IF([.N16]&gt;=0.64;&quot;D&quot;; IF([.N16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6]; [.$U$2:.$V$15]; 2; 0)" office:value-type="string" office:string-value="" calcext:value-type="error">
            <text:p>#VALUE!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7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7] + [.#REF!17] + [.#REF!17] + [.L17]" office:value-type="string" office:string-value="" calcext:value-type="error">
            <text:p>#VALUE!</text:p>
          </table:table-cell>
          <table:table-cell table:style-name="ce15" table:formula="of:=IF([.N17]&gt;=0.9875;&quot;A+&quot;;  IF([.N17]&gt;=0.94; &quot;A&quot;; IF([.N17]&gt;=0.9; &quot;A-&quot;; IF([.N17]&gt;=0.87; &quot;B+&quot;; IF([.N17]&gt;=0.84;&quot;B&quot;; IF([.N17]&gt;=0.8; &quot;B-&quot;; IF([.N17]&gt;=0.77; &quot;C+&quot;; IF([.N17]&gt;=0.74;&quot;C&quot;; IF([.N17]&gt;=0.7; &quot;C-&quot;; IF([.N17]&gt;=0.67; &quot;D+&quot;; IF([.N17]&gt;=0.64;&quot;D&quot;; IF([.N17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7]; [.$U$2:.$V$15]; 2; 0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8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8] + [.#REF!18] + [.#REF!18] + [.L18]" office:value-type="string" office:string-value="" calcext:value-type="error">
            <text:p>#VALUE!</text:p>
          </table:table-cell>
          <table:table-cell table:style-name="ce15" table:formula="of:=IF([.N18]&gt;=0.9875;&quot;A+&quot;;  IF([.N18]&gt;=0.94; &quot;A&quot;; IF([.N18]&gt;=0.9; &quot;A-&quot;; IF([.N18]&gt;=0.87; &quot;B+&quot;; IF([.N18]&gt;=0.84;&quot;B&quot;; IF([.N18]&gt;=0.8; &quot;B-&quot;; IF([.N18]&gt;=0.77; &quot;C+&quot;; IF([.N18]&gt;=0.74;&quot;C&quot;; IF([.N18]&gt;=0.7; &quot;C-&quot;; IF([.N18]&gt;=0.67; &quot;D+&quot;; IF([.N18]&gt;=0.64;&quot;D&quot;; IF([.N18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8]; [.$U$2:.$V$15]; 2; 0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19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19] + [.#REF!19] + [.#REF!19] + [.L19]" office:value-type="string" office:string-value="" calcext:value-type="error">
            <text:p>#VALUE!</text:p>
          </table:table-cell>
          <table:table-cell table:style-name="ce15" table:formula="of:=IF([.N19]&gt;=0.9875;&quot;A+&quot;;  IF([.N19]&gt;=0.94; &quot;A&quot;; IF([.N19]&gt;=0.9; &quot;A-&quot;; IF([.N19]&gt;=0.87; &quot;B+&quot;; IF([.N19]&gt;=0.84;&quot;B&quot;; IF([.N19]&gt;=0.8; &quot;B-&quot;; IF([.N19]&gt;=0.77; &quot;C+&quot;; IF([.N19]&gt;=0.74;&quot;C&quot;; IF([.N19]&gt;=0.7; &quot;C-&quot;; IF([.N19]&gt;=0.67; &quot;D+&quot;; IF([.N19]&gt;=0.64;&quot;D&quot;; IF([.N19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19]; [.$U$2:.$V$15]; 2; 0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20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20] + [.#REF!20] + [.#REF!20] + [.L20]" office:value-type="string" office:string-value="" calcext:value-type="error">
            <text:p>#VALUE!</text:p>
          </table:table-cell>
          <table:table-cell table:style-name="ce15" table:formula="of:=IF([.N20]&gt;=0.9875;&quot;A+&quot;;  IF([.N20]&gt;=0.94; &quot;A&quot;; IF([.N20]&gt;=0.9; &quot;A-&quot;; IF([.N20]&gt;=0.87; &quot;B+&quot;; IF([.N20]&gt;=0.84;&quot;B&quot;; IF([.N20]&gt;=0.8; &quot;B-&quot;; IF([.N20]&gt;=0.77; &quot;C+&quot;; IF([.N20]&gt;=0.74;&quot;C&quot;; IF([.N20]&gt;=0.7; &quot;C-&quot;; IF([.N20]&gt;=0.67; &quot;D+&quot;; IF([.N20]&gt;=0.64;&quot;D&quot;; IF([.N20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20]; [.$U$2:.$V$15]; 2; 0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21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21] + [.#REF!21] + [.#REF!21] + [.L21]" office:value-type="string" office:string-value="" calcext:value-type="error">
            <text:p>#VALUE!</text:p>
          </table:table-cell>
          <table:table-cell table:style-name="ce15" table:formula="of:=IF([.N21]&gt;=0.9875;&quot;A+&quot;;  IF([.N21]&gt;=0.94; &quot;A&quot;; IF([.N21]&gt;=0.9; &quot;A-&quot;; IF([.N21]&gt;=0.87; &quot;B+&quot;; IF([.N21]&gt;=0.84;&quot;B&quot;; IF([.N21]&gt;=0.8; &quot;B-&quot;; IF([.N21]&gt;=0.77; &quot;C+&quot;; IF([.N21]&gt;=0.74;&quot;C&quot;; IF([.N21]&gt;=0.7; &quot;C-&quot;; IF([.N21]&gt;=0.67; &quot;D+&quot;; IF([.N21]&gt;=0.64;&quot;D&quot;; IF([.N21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21]; [.$U$2:.$V$15]; 2; 0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7"/>
          <table:table-cell table:style-name="ce7"/>
          <table:table-cell/>
          <table:table-cell table:style-name="ce5"/>
          <table:table-cell table:style-name="ce7" table:formula="of:=VLOOKUP([.K22]; [.$R$2:.$S$15]; 2; 0)/100*0.15" office:value-type="string" office:string-value="" calcext:value-type="error">
            <text:p>#N/A</text:p>
          </table:table-cell>
          <table:table-cell/>
          <table:table-cell table:style-name="ce14" table:formula="of:=[.I22] + [.#REF!22] + [.#REF!22] + [.L22]" office:value-type="string" office:string-value="" calcext:value-type="error">
            <text:p>#VALUE!</text:p>
          </table:table-cell>
          <table:table-cell table:style-name="ce15" table:formula="of:=IF([.N22]&gt;=0.9875;&quot;A+&quot;;  IF([.N22]&gt;=0.94; &quot;A&quot;; IF([.N22]&gt;=0.9; &quot;A-&quot;; IF([.N22]&gt;=0.87; &quot;B+&quot;; IF([.N22]&gt;=0.84;&quot;B&quot;; IF([.N22]&gt;=0.8; &quot;B-&quot;; IF([.N22]&gt;=0.77; &quot;C+&quot;; IF([.N22]&gt;=0.74;&quot;C&quot;; IF([.N22]&gt;=0.7; &quot;C-&quot;; IF([.N22]&gt;=0.67; &quot;D+&quot;; IF([.N22]&gt;=0.64;&quot;D&quot;; IF([.N22]&gt;=0.6; &quot;D-&quot;; &quot;F&quot;))))))))))))" office:value-type="string" office:string-value="" calcext:value-type="error">
            <text:p>#VALUE!</text:p>
          </table:table-cell>
          <table:table-cell table:style-name="ce17" table:formula="of:=VLOOKUP([.O22]; [.$U$2:.$V$15]; 2; 0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4"/>
          <table:table-cell table:style-name="ce15" table:formula="of:=AVERAGE([.N2:.N19])" office:value-type="string" office:string-value="" calcext:value-type="error">
            <text:p>#VALUE!</text:p>
          </table:table-cell>
          <table:table-cell table:style-name="ce13"/>
          <table:table-cell table:style-name="ce15" table:formula="of:=AVERAGE([.P2:.P19])" office:value-type="string" office:string-value="" calcext:value-type="error">
            <text:p>#VALUE!</text:p>
          </table:table-cell>
          <table:table-cell table:number-columns-repeated="988"/>
        </table:table-row>
        <table:table-row table:style-name="ro1" table:number-rows-repeated="6">
          <table:table-cell table:number-columns-repeated="8"/>
          <table:table-cell table:style-name="ce8"/>
          <table:table-cell table:number-columns-repeated="995"/>
        </table:table-row>
        <table:table-row table:style-name="ro1" table:number-rows-repeated="1048546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3:58:09.70552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4T14:04:03.630288363</dc:date>
    <dc:creator>Gregory Kapfhammer</dc:creator>
    <meta:editing-duration>P5DT22H14M51S</meta:editing-duration>
    <meta:editing-cycles>198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173" meta:object-count="0"/>
  </office:meta>
</office:document-meta>
</file>